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Roboto, 'Arial Nova', 'Segoe UI', 'Ubuntu Ligh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writing-mode="page"/>
    </style:style>
    <style:style style:name="P2" style:family="paragraph" style:parent-style-name="Text_20_body">
      <style:paragraph-properties fo:line-height="100%" style:writing-mode="page"/>
      <style:text-properties officeooo:rsid="00165520" officeooo:paragraph-rsid="00165520"/>
    </style:style>
    <style:style style:name="P3" style:family="paragraph" style:parent-style-name="Text_20_body">
      <style:paragraph-properties fo:line-height="100%" style:writing-mode="page"/>
      <style:text-properties officeooo:rsid="0017ed65" officeooo:paragraph-rsid="0017ed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mall World</text:p>
      <text:p text:style-name="P2">Arcade style games:</text:p>
      <text:p text:style-name="P2">-Small playing area. </text:p>
      <text:p text:style-name="P2">Ant farm style. Side on. Screen divided into nine equal squares, player can only move inside the center. You can see enemies crawling towards you through tunnels in the outer squares. You have to prepare for them. 2D platformer / Mario style, or twin stick shooter.</text:p>
      <text:p text:style-name="P2"/>
      <text:p text:style-name="P2">- Large player with small enemies.</text:p>
      <text:p text:style-name="P2">Plastic balls. Godzilla theme with the balls being tanks? Jump on the head of the type of enemies in a row to cause explosions/chain reactions. Physics would be bouncy.</text:p>
      <text:p text:style-name="P2"/>
      <text:p text:style-name="P2">- Orbit a small planet.</text:p>
      <text:p text:style-name="P3">Walk around a small Earth. Physics locked the planet. Avoid shooting stars. Collect hearts. Think Disney ride for look and feel. Try to make the jump more mechanically interesting by enabling Mario 64 style jumps. Jump multiple times in a row to jump higher. Double tap to long jump. Switch directions to quickly jump high. Air jumps. Press another button to freeze momentum (like Mario Galaxy spin)? Maybe certain hearts give a power up. Maybe collect same color to get score chains. Maybe you can bounce off hearts or oceans. Maybe different things on the surface affect physics (ocean, land, ice, etc.)?</text:p>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Roboto, 'Arial Nova', 'Segoe UI', 'Ubuntu Ligh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45:50.955000000</meta:creation-date>
    <meta:generator>LibreOffice/5.2.5.1$Windows_x86 LibreOffice_project/0312e1a284a7d50ca85a365c316c7abbf20a4d22</meta:generator>
    <dc:date>2017-04-22T00:41:54.986000000</dc:date>
    <meta:editing-duration>PT4H24M19S</meta:editing-duration>
    <meta:editing-cycles>1</meta:editing-cycles>
    <meta:document-statistic meta:table-count="0" meta:image-count="0" meta:object-count="0" meta:page-count="1" meta:paragraph-count="9" meta:word-count="197" meta:character-count="1150" meta:non-whitespace-character-count="959"/>
  </office:meta>
</office:document-meta>
</file>